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b7b796" fo:padding-top="-0.05cm" fo:padding-bottom="-0.05cm" fo:padding-left="-0.05cm" fo:padding-right="-0.05cm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7a7a5a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c9c9b6" fo:padding-top="-0.05cm" fo:padding-bottom="-0.05cm" fo:padding-left="-0.05cm" fo:padding-right="-0.05cm"/>
    </style:style>
    <style:style style:name="gr5" style:family="graphic" style:parent-style-name="standard">
      <style:graphic-properties draw:stroke="none" svg:stroke-width="0cm" draw:fill-color="#ffffff"/>
    </style:style>
  </office:automatic-styles>
  <office:body>
    <office:drawing>
      <draw:page draw:name="page1" draw:style-name="dp1" draw:master-page-name="Default">
        <draw:g>
          <draw:glue-point draw:id="4" svg:x="-3.056cm" svg:y="-4.956cm"/>
          <draw:glue-point draw:id="5" svg:x="0.971cm" svg:y="-4.956cm"/>
          <draw:glue-point draw:id="6" svg:x="4.999cm" svg:y="-4.956cm"/>
          <draw:glue-point draw:id="7" svg:x="-4.942cm" svg:y="5.035cm"/>
          <draw:glue-point draw:id="8" svg:x="-0.863cm" svg:y="5.035cm"/>
          <draw:glue-point draw:id="9" svg:x="3.217cm" svg:y="5.035cm"/>
          <draw:glue-point draw:id="10" svg:x="-5.01cm" svg:y="-3.595cm"/>
          <draw:glue-point draw:id="11" svg:x="4.999cm" svg:y="3.602cm"/>
          <draw:glue-point draw:id="12" svg:x="0.039cm" svg:y="0.03cm"/>
          <draw:polygon draw:style-name="gr1" draw:layer="layout" svg:width="1.699cm" svg:height="1.731cm" svg:x="0.016cm" svg:y="0.269cm" svg:viewBox="0 0 1700 1732" draw:points="0,1732 1700,1732 1700,0 0,0">
            <text:p/>
          </draw:polygon>
          <draw:polyline draw:style-name="gr2" draw:layer="layout" svg:width="1.699cm" svg:height="1.731cm" svg:x="0.016cm" svg:y="0.269cm" svg:viewBox="0 0 1700 1732" draw:points="0,1732 1700,1732 1700,0 0,0 0,1732">
            <text:p/>
          </draw:polyline>
          <draw:polygon draw:style-name="gr3" draw:layer="layout" svg:width="0.372cm" svg:height="1.998cm" svg:x="1.718cm" svg:y="0.002cm" svg:viewBox="0 0 373 1999" draw:points="372,1712 373,0 0,267 0,1999">
            <text:p/>
          </draw:polygon>
          <draw:polyline draw:style-name="gr2" draw:layer="layout" svg:width="0.372cm" svg:height="1.998cm" svg:x="1.718cm" svg:y="0.002cm" svg:viewBox="0 0 373 1999" draw:points="372,1712 373,0 0,267 0,1999 372,1712">
            <text:p/>
          </draw:polyline>
          <draw:polygon draw:style-name="gr4" draw:layer="layout" svg:width="2.089cm" svg:height="0.273cm" svg:x="0cm" svg:y="0cm" svg:viewBox="0 0 2090 274" draw:points="1700,274 2090,2 405,0 0,274 1699,274">
            <text:p/>
          </draw:polygon>
          <draw:polyline draw:style-name="gr2" draw:layer="layout" svg:width="2.089cm" svg:height="0.273cm" svg:x="0cm" svg:y="0cm" svg:viewBox="0 0 2090 274" draw:points="1700,274 2090,2 405,0 0,274 1699,274">
            <text:p/>
          </draw:polyline>
          <draw:polygon draw:style-name="gr5" draw:layer="layout" svg:width="1.122cm" svg:height="0.263cm" svg:x="0.275cm" svg:y="1.458cm" svg:viewBox="0 0 1123 264" draw:points="0,264 1123,264 1123,0 0,0">
            <text:p/>
          </draw:polygon>
          <draw:polygon draw:style-name="gr5" draw:layer="layout" svg:width="1.122cm" svg:height="0.172cm" svg:x="0.275cm" svg:y="1.206cm" svg:viewBox="0 0 1123 173" draw:points="0,173 1123,173 1123,0 0,0">
            <text:p/>
          </draw:polygon>
          <draw:polygon draw:style-name="gr5" draw:layer="layout" svg:width="1.122cm" svg:height="0.155cm" svg:x="0.275cm" svg:y="0.966cm" svg:viewBox="0 0 1123 156" draw:points="0,156 1123,156 1123,0 0,0">
            <text:p/>
          </draw:polygon>
          <draw:polygon draw:style-name="gr5" draw:layer="layout" svg:width="1.122cm" svg:height="0.126cm" svg:x="0.275cm" svg:y="0.769cm" svg:viewBox="0 0 1123 127" draw:points="0,127 1123,127 1123,0 0,0">
            <text:p/>
          </draw:polygon>
          <draw:polygon draw:style-name="gr5" draw:layer="layout" svg:width="1.122cm" svg:height="0.074cm" svg:x="0.275cm" svg:y="0.621cm" svg:viewBox="0 0 1123 75" draw:points="0,75 1123,75 1123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ongReach CPE</dc:title>
    <meta:creation-date>2011-02-07T16:34:15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